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3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06cm" fo:padding-top="0cm" fo:padding-bottom="0cm" fo:padding-left="0cm" fo:padding-right="0cm"/>
    </style:style>
    <style:style style:name="gr7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8" style:family="graphic" style:parent-style-name="standard">
      <style:graphic-properties draw:stroke="none" draw:fill="solid" draw:fill-color="#729fcf"/>
    </style:style>
    <style:style style:name="gr9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729fc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P7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T1" style:family="text">
      <style:text-properties fo:color="#000000" style:font-name="Times New Roman" fo:font-size="15pt" fo:font-style="italic" style:font-size-asian="15pt" style:font-name-complex="Times New Roman" style:font-size-complex="15pt" style:font-style-complex="italic"/>
    </style:style>
    <style:style style:name="T2" style:family="text">
      <style:text-properties fo:color="#000000" style:font-name="Times New Roman" fo:font-size="8.69999980926514pt" fo:font-style="italic" style:font-size-asian="8.69999980926514pt" style:font-name-complex="Times New Roman" style:font-size-complex="8.699999809265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32cm" svg:height="10.16cm" svg:x="0cm" svg:y="0cm" svg:viewBox="0 0 20321 10161" draw:points="0,0 20321,0 20321,10161 0,10161">
          <text:p/>
        </draw:polygon>
        <draw:polygon draw:style-name="gr2" draw:text-style-name="P2" draw:layer="layout" svg:width="4.064cm" svg:height="3.556cm" svg:x="3.556cm" svg:y="3.245cm" svg:viewBox="0 0 4065 3557" draw:points="2032,3557 0,3557 0,0 4065,0 4065,3557">
          <text:p/>
        </draw:polygon>
        <draw:line draw:style-name="gr3" draw:text-style-name="P3" draw:layer="layout" svg:x1="5.588cm" svg:y1="3.245cm" svg:x2="5.588cm" svg:y2="1.262cm">
          <text:p/>
        </draw:line>
        <draw:polygon draw:style-name="gr4" draw:text-style-name="P4" draw:layer="layout" svg:width="0.303cm" svg:height="0.448cm" svg:x="5.436cm" svg:y="0.832cm" svg:viewBox="0 0 304 449" draw:points="152,0 0,449 304,449">
          <text:p/>
        </draw:polygon>
        <draw:line draw:style-name="gr3" draw:text-style-name="P3" draw:layer="layout" svg:x1="10.23cm" svg:y1="5.023cm" svg:x2="7.62cm" svg:y2="5.023cm">
          <text:p/>
        </draw:line>
        <draw:polygon draw:style-name="gr4" draw:text-style-name="P4" draw:layer="layout" svg:width="0.459cm" svg:height="0.304cm" svg:x="10.209cm" svg:y="4.871cm" svg:viewBox="0 0 460 305" draw:points="460,153 0,0 0,305">
          <text:p/>
        </draw:polygon>
        <draw:line draw:style-name="gr3" draw:text-style-name="P3" draw:layer="layout" svg:x1="5.588cm" svg:y1="6.801cm" svg:x2="5.588cm" svg:y2="8.784cm">
          <text:p/>
        </draw:line>
        <draw:polygon draw:style-name="gr4" draw:text-style-name="P4" draw:layer="layout" svg:width="0.303cm" svg:height="0.451cm" svg:x="5.436cm" svg:y="8.763cm" svg:viewBox="0 0 304 452" draw:points="152,452 304,0 0,0">
          <text:p/>
        </draw:polygon>
        <draw:line draw:style-name="gr3" draw:text-style-name="P3" draw:layer="layout" svg:x1="1.072cm" svg:y1="5.023cm" svg:x2="3.556cm" svg:y2="5.023cm">
          <text:p/>
        </draw:line>
        <draw:polygon draw:style-name="gr4" draw:text-style-name="P4" draw:layer="layout" svg:width="0.458cm" svg:height="0.304cm" svg:x="0.635cm" svg:y="4.871cm" svg:viewBox="0 0 459 305" draw:points="0,153 459,305 459,0">
          <text:p/>
        </draw:polygon>
        <draw:line draw:style-name="gr3" draw:text-style-name="P3" draw:layer="layout" svg:x1="3.937cm" svg:y1="2.737cm" svg:x2="7.062cm" svg:y2="2.737cm">
          <text:p/>
        </draw:line>
        <draw:polygon draw:style-name="gr4" draw:text-style-name="P4" draw:layer="layout" svg:width="0.452cm" svg:height="0.3cm" svg:x="7.041cm" svg:y="2.585cm" svg:viewBox="0 0 453 301" draw:points="453,152 0,0 0,301">
          <text:p/>
        </draw:polygon>
        <draw:line draw:style-name="gr3" draw:text-style-name="P3" draw:layer="layout" svg:x1="8.128cm" svg:y1="6.674cm" svg:x2="8.128cm" svg:y2="3.802cm">
          <text:p/>
        </draw:line>
        <draw:polygon draw:style-name="gr4" draw:text-style-name="P4" draw:layer="layout" svg:width="0.303cm" svg:height="0.448cm" svg:x="7.976cm" svg:y="3.372cm" svg:viewBox="0 0 304 449" draw:points="153,0 0,449 304,449">
          <text:p/>
        </draw:polygon>
        <draw:line draw:style-name="gr3" draw:text-style-name="P3" draw:layer="layout" svg:x1="7.362cm" svg:y1="7.235cm" svg:x2="4.109cm" svg:y2="7.235cm">
          <text:p/>
        </draw:line>
        <draw:polygon draw:style-name="gr4" draw:text-style-name="P4" draw:layer="layout" svg:width="0.452cm" svg:height="0.3cm" svg:x="3.679cm" svg:y="7.087cm" svg:viewBox="0 0 453 301" draw:points="0,148 453,301 453,0">
          <text:p/>
        </draw:polygon>
        <draw:line draw:style-name="gr3" draw:text-style-name="P3" draw:layer="layout" svg:x1="3.048cm" svg:y1="3.372cm" svg:x2="3.048cm" svg:y2="6.244cm">
          <text:p/>
        </draw:line>
        <draw:polygon draw:style-name="gr4" draw:text-style-name="P4" draw:layer="layout" svg:width="0.303cm" svg:height="0.451cm" svg:x="2.896cm" svg:y="6.223cm" svg:viewBox="0 0 304 452" draw:points="152,452 304,0 0,0">
          <text:p/>
        </draw:polygon>
        <draw:frame draw:style-name="gr5" draw:text-style-name="P6" draw:layer="layout" svg:width="0.528cm" svg:height="0.585cm" svg:x="5.965cm" svg:y="0.633cm">
          <draw:text-box>
            <text:p text:style-name="P5"><text:span text:style-name="T1">σ</text:span></text:p>
          </draw:text-box>
        </draw:frame>
        <draw:frame draw:style-name="gr6" draw:text-style-name="P7" draw:layer="layout" svg:width="0.306cm" svg:height="0.34cm" svg:x="6.227cm" svg:y="1.004cm">
          <draw:text-box>
            <text:p text:style-name="P5"><text:span text:style-name="T2">y</text:span></text:p>
          </draw:text-box>
        </draw:frame>
        <draw:frame draw:style-name="gr5" draw:text-style-name="P6" draw:layer="layout" svg:width="0.528cm" svg:height="0.585cm" svg:x="10.393cm" svg:y="4.189cm">
          <draw:text-box>
            <text:p text:style-name="P5"><text:span text:style-name="T1">σ</text:span></text:p>
          </draw:text-box>
        </draw:frame>
        <draw:frame draw:style-name="gr6" draw:text-style-name="P7" draw:layer="layout" svg:width="0.306cm" svg:height="0.34cm" svg:x="10.657cm" svg:y="4.56cm">
          <draw:text-box>
            <text:p text:style-name="P5"><text:span text:style-name="T2">x</text:span></text:p>
          </draw:text-box>
        </draw:frame>
        <draw:frame draw:style-name="gr5" draw:text-style-name="P6" draw:layer="layout" svg:width="0.528cm" svg:height="0.585cm" svg:x="7.472cm" svg:y="1.649cm">
          <draw:text-box>
            <text:p text:style-name="P5"><text:span text:style-name="T1">τ</text:span></text:p>
          </draw:text-box>
        </draw:frame>
        <draw:frame draw:style-name="gr6" draw:text-style-name="P7" draw:layer="layout" svg:width="0.306cm" svg:height="0.34cm" svg:x="7.662cm" svg:y="2.02cm">
          <draw:text-box>
            <text:p text:style-name="P5"><text:span text:style-name="T2">xy</text:span></text:p>
          </draw:text-box>
        </draw:frame>
        <draw:frame draw:style-name="gr5" draw:text-style-name="P6" draw:layer="layout" svg:width="0.528cm" svg:height="0.585cm" svg:x="8.474cm" svg:y="3.148cm">
          <draw:text-box>
            <text:p text:style-name="P5"><text:span text:style-name="T1">τ</text:span></text:p>
          </draw:text-box>
        </draw:frame>
        <draw:frame draw:style-name="gr6" draw:text-style-name="P7" draw:layer="layout" svg:width="0.306cm" svg:height="0.34cm" svg:x="8.664cm" svg:y="3.522cm">
          <draw:text-box>
            <text:p text:style-name="P5"><text:span text:style-name="T2">yx</text:span></text:p>
          </draw:text-box>
        </draw:frame>
        <draw:frame draw:style-name="gr5" draw:text-style-name="P6" draw:layer="layout" svg:width="0.528cm" svg:height="0.585cm" svg:x="2.265cm" svg:y="5.84cm">
          <draw:text-box>
            <text:p text:style-name="P5"><text:span text:style-name="T1">τ</text:span></text:p>
          </draw:text-box>
        </draw:frame>
        <draw:frame draw:style-name="gr6" draw:text-style-name="P7" draw:layer="layout" svg:width="0.306cm" svg:height="0.34cm" svg:x="2.455cm" svg:y="6.211cm">
          <draw:text-box>
            <text:p text:style-name="P5"><text:span text:style-name="T2">yx</text:span></text:p>
          </draw:text-box>
        </draw:frame>
        <draw:frame draw:style-name="gr5" draw:text-style-name="P6" draw:layer="layout" svg:width="0.528cm" svg:height="0.585cm" svg:x="4.06cm" svg:y="7.364cm">
          <draw:text-box>
            <text:p text:style-name="P5"><text:span text:style-name="T1">τ</text:span></text:p>
          </draw:text-box>
        </draw:frame>
        <draw:line draw:style-name="gr7" draw:text-style-name="P3" draw:layer="layout" svg:x1="2.159cm" svg:y1="2.413cm" svg:x2="8.256cm" svg:y2="7.621cm">
          <text:p/>
        </draw:line>
        <draw:frame draw:style-name="gr6" draw:text-style-name="P7" draw:layer="layout" svg:width="0.306cm" svg:height="0.34cm" svg:x="4.251cm" svg:y="7.735cm">
          <draw:text-box>
            <text:p text:style-name="P5"><text:span text:style-name="T2">xy</text:span></text:p>
          </draw:text-box>
        </draw:frame>
        <draw:frame draw:style-name="gr5" draw:text-style-name="P6" draw:layer="layout" svg:width="0.528cm" svg:height="0.585cm" svg:x="3.662cm" svg:y="4.132cm">
          <draw:text-box>
            <text:p text:style-name="P5"><text:span text:style-name="T1">θ</text:span></text:p>
          </draw:text-box>
        </draw:frame>
        <draw:frame draw:style-name="gr5" draw:text-style-name="P6" draw:layer="layout" svg:width="0.528cm" svg:height="0.585cm" svg:x="4.932cm" svg:y="8.38cm">
          <draw:text-box>
            <text:p text:style-name="P5"><text:span text:style-name="T1">σ</text:span></text:p>
          </draw:text-box>
        </draw:frame>
        <draw:frame draw:style-name="gr6" draw:text-style-name="P7" draw:layer="layout" svg:width="0.306cm" svg:height="0.34cm" svg:x="5.196cm" svg:y="8.751cm">
          <draw:text-box>
            <text:p text:style-name="P5"><text:span text:style-name="T2">y</text:span></text:p>
          </draw:text-box>
        </draw:frame>
        <draw:frame draw:style-name="gr5" draw:text-style-name="P6" draw:layer="layout" svg:width="0.528cm" svg:height="0.585cm" svg:x="1.122cm" svg:y="4.189cm">
          <draw:text-box>
            <text:p text:style-name="P5"><text:span text:style-name="T1">σ</text:span></text:p>
          </draw:text-box>
        </draw:frame>
        <draw:path draw:style-name="gr8" draw:text-style-name="P2" draw:layer="layout" svg:width="3.683cm" svg:height="3.175cm" svg:x="15.067cm" svg:y="3.608cm" svg:viewBox="0 0 3684 3176" svg:d="M0 0l3684 3176h-3684zM0 0zM3684 3176z">
          <text:p/>
        </draw:path>
        <draw:polygon draw:style-name="gr9" draw:text-style-name="P3" draw:layer="layout" svg:width="3.683cm" svg:height="3.175cm" svg:x="15.067cm" svg:y="3.608cm" svg:viewBox="0 0 3684 3176" draw:points="0,0 3684,3176 0,3176">
          <text:p/>
        </draw:polygon>
        <draw:polygon draw:style-name="gr9" draw:text-style-name="P3" draw:layer="layout" svg:width="0cm" svg:height="0cm" svg:x="15.067cm" svg:y="3.608cm" svg:viewBox="0 0 0 0" draw:points="0,0">
          <text:p/>
        </draw:polygon>
        <draw:polygon draw:style-name="gr9" draw:text-style-name="P3" draw:layer="layout" svg:width="0cm" svg:height="0cm" svg:x="18.75cm" svg:y="6.783cm" svg:viewBox="0 0 0 0" draw:points="0,0">
          <text:p/>
        </draw:polygon>
        <draw:line draw:style-name="gr3" draw:text-style-name="P3" draw:layer="layout" svg:x1="17.088cm" svg:y1="6.801cm" svg:x2="17.088cm" svg:y2="8.784cm">
          <text:p/>
        </draw:line>
        <draw:polygon draw:style-name="gr4" draw:text-style-name="P4" draw:layer="layout" svg:width="0.3cm" svg:height="0.451cm" svg:x="16.94cm" svg:y="8.763cm" svg:viewBox="0 0 301 452" draw:points="148,452 301,0 0,0">
          <text:p/>
        </draw:polygon>
        <draw:line draw:style-name="gr3" draw:text-style-name="P3" draw:layer="layout" svg:x1="12.573cm" svg:y1="5.023cm" svg:x2="15.056cm" svg:y2="5.023cm">
          <text:p/>
        </draw:line>
        <draw:polygon draw:style-name="gr4" draw:text-style-name="P4" draw:layer="layout" svg:width="0.459cm" svg:height="0.304cm" svg:x="12.135cm" svg:y="4.871cm" svg:viewBox="0 0 460 305" draw:points="0,153 460,305 460,0">
          <text:p/>
        </draw:polygon>
        <draw:line draw:style-name="gr3" draw:text-style-name="P3" draw:layer="layout" svg:x1="18.866cm" svg:y1="7.235cm" svg:x2="15.61cm" svg:y2="7.235cm">
          <text:p/>
        </draw:line>
        <draw:polygon draw:style-name="gr4" draw:text-style-name="P4" draw:layer="layout" svg:width="0.448cm" svg:height="0.3cm" svg:x="15.183cm" svg:y="7.087cm" svg:viewBox="0 0 449 301" draw:points="0,148 449,301 449,0">
          <text:p/>
        </draw:polygon>
        <draw:line draw:style-name="gr3" draw:text-style-name="P3" draw:layer="layout" svg:x1="14.548cm" svg:y1="3.372cm" svg:x2="14.548cm" svg:y2="6.244cm">
          <text:p/>
        </draw:line>
        <draw:polygon draw:style-name="gr4" draw:text-style-name="P4" draw:layer="layout" svg:width="0.3cm" svg:height="0.451cm" svg:x="14.4cm" svg:y="6.223cm" svg:viewBox="0 0 301 452" draw:points="149,452 301,0 0,0">
          <text:p/>
        </draw:polygon>
        <draw:frame draw:style-name="gr6" draw:text-style-name="P7" draw:layer="layout" svg:width="0.306cm" svg:height="0.34cm" svg:x="1.386cm" svg:y="4.56cm">
          <draw:text-box>
            <text:p text:style-name="P5"><text:span text:style-name="T2">x</text:span></text:p>
          </draw:text-box>
        </draw:frame>
        <draw:frame draw:style-name="gr5" draw:text-style-name="P6" draw:layer="layout" svg:width="0.528cm" svg:height="0.585cm" svg:x="13.765cm" svg:y="5.84cm">
          <draw:text-box>
            <text:p text:style-name="P5"><text:span text:style-name="T1">τ</text:span></text:p>
          </draw:text-box>
        </draw:frame>
        <draw:frame draw:style-name="gr6" draw:text-style-name="P7" draw:layer="layout" svg:width="0.306cm" svg:height="0.34cm" svg:x="13.959cm" svg:y="6.211cm">
          <draw:text-box>
            <text:p text:style-name="P5"><text:span text:style-name="T2">yx</text:span></text:p>
          </draw:text-box>
        </draw:frame>
        <draw:frame draw:style-name="gr5" draw:text-style-name="P6" draw:layer="layout" svg:width="0.528cm" svg:height="0.585cm" svg:x="15.561cm" svg:y="7.364cm">
          <draw:text-box>
            <text:p text:style-name="P5"><text:span text:style-name="T1">τ</text:span></text:p>
          </draw:text-box>
        </draw:frame>
        <draw:frame draw:style-name="gr6" draw:text-style-name="P7" draw:layer="layout" svg:width="0.306cm" svg:height="0.34cm" svg:x="15.752cm" svg:y="7.735cm">
          <draw:text-box>
            <text:p text:style-name="P5"><text:span text:style-name="T2">xy</text:span></text:p>
          </draw:text-box>
        </draw:frame>
        <draw:frame draw:style-name="gr5" draw:text-style-name="P6" draw:layer="layout" svg:width="0.528cm" svg:height="0.585cm" svg:x="15.162cm" svg:y="4.132cm">
          <draw:text-box>
            <text:p text:style-name="P5"><text:span text:style-name="T1">θ</text:span></text:p>
          </draw:text-box>
        </draw:frame>
        <draw:frame draw:style-name="gr5" draw:text-style-name="P6" draw:layer="layout" svg:width="0.528cm" svg:height="0.585cm" svg:x="12.622cm" svg:y="4.189cm">
          <draw:text-box>
            <text:p text:style-name="P5"><text:span text:style-name="T1">σ</text:span></text:p>
          </draw:text-box>
        </draw:frame>
        <draw:line draw:style-name="gr3" draw:text-style-name="P3" draw:layer="layout" svg:x1="16.891cm" svg:y1="5.208cm" svg:x2="18.137cm" svg:y2="3.753cm">
          <text:p/>
        </draw:line>
        <draw:polygon draw:style-name="gr4" draw:text-style-name="P4" draw:layer="layout" svg:width="0.406cm" svg:height="0.437cm" svg:x="18.009cm" svg:y="3.429cm" svg:viewBox="0 0 407 438" draw:points="407,0 0,243 227,438">
          <text:p/>
        </draw:polygon>
        <draw:line draw:style-name="gr3" draw:text-style-name="P3" draw:layer="layout" svg:x1="18.289cm" svg:y1="5.97cm" svg:x2="16.196cm" svg:y2="4.095cm">
          <text:p/>
        </draw:line>
        <draw:polygon draw:style-name="gr4" draw:text-style-name="P4" draw:layer="layout" svg:width="0.433cm" svg:height="0.412cm" svg:x="15.875cm" svg:y="3.81cm" svg:viewBox="0 0 434 413" draw:points="0,0 236,413 434,187">
          <text:p/>
        </draw:polygon>
        <draw:frame draw:style-name="gr6" draw:text-style-name="P7" draw:layer="layout" svg:width="0.306cm" svg:height="0.34cm" svg:x="12.887cm" svg:y="4.56cm">
          <draw:text-box>
            <text:p text:style-name="P5"><text:span text:style-name="T2">x</text:span></text:p>
          </draw:text-box>
        </draw:frame>
        <draw:frame draw:style-name="gr5" draw:text-style-name="P6" draw:layer="layout" svg:width="0.528cm" svg:height="0.585cm" svg:x="16.252cm" svg:y="3.173cm">
          <draw:text-box>
            <text:p text:style-name="P5"><text:span text:style-name="T1">τ</text:span></text:p>
          </draw:text-box>
        </draw:frame>
        <draw:frame draw:style-name="gr6" draw:text-style-name="P7" draw:layer="layout" svg:width="0.476cm" svg:height="0.34cm" svg:x="16.443cm" svg:y="3.544cm">
          <draw:text-box>
            <text:p text:style-name="P5"><text:span text:style-name="T2">x’y’</text:span></text:p>
          </draw:text-box>
        </draw:frame>
        <draw:frame draw:style-name="gr5" draw:text-style-name="P6" draw:layer="layout" svg:width="0.528cm" svg:height="0.585cm" svg:x="18.648cm" svg:y="2.919cm">
          <draw:text-box>
            <text:p text:style-name="P5"><text:span text:style-name="T1">σ</text:span></text:p>
          </draw:text-box>
        </draw:frame>
        <draw:frame draw:style-name="gr6" draw:text-style-name="P7" draw:layer="layout" svg:width="0.306cm" svg:height="0.34cm" svg:x="18.912cm" svg:y="3.29cm">
          <draw:text-box>
            <text:p text:style-name="P5"><text:span text:style-name="T2">x’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/5.3.0.3$Linux_X86_64 LibreOffice_project/30m0$Build-3</meta:generator>
  </office:meta>
</office:document-meta>
</file>